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844DBF2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57cm" draw:z-index="0"><draw:image xlink:href="Pictures/100000000000055600000300844DBF2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1:50:11.808026292</meta:creation-date>
    <dc:date>2019-04-05T11:50:37.330435830</dc:date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